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CIDFont.setW2( PDFWArray w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IDFont.toPDFStr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DFCIDFont.setDW2( int [ ] dw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IDFont.setCMAP( PDFCMap c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IDFont.setDW2( int posY , int displacemen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CIDFont.setDW( int d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IDFont.setW( PDFWArray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IDFont.getPDFNameForCIDFontType( CIDFontType cidFo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CIDFont.PDFCIDFont( String basefont , CIDFontType cidtype , int dw , PDFWArray w , PDFCIDSystemInfo systemInfo , PDFCIDFont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CIDFont.PDFCIDFont( String basefont , CIDFontType cidtype , int dw , int [ ] w , PDFCIDSystemInfo systemInfo , PDFCIDFont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CIDFont.PDFCIDFont( String basefont , CIDFontType cidtype , int dw , int [ ] w , String registry , String ordering , int supplement , PDFCIDFont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CIDFont.setCIDMap( PDFStream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IDFont.setCIDMap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